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top" fo:wrap-option="wrap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46125cm" style:use-optimal-column-width="true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6.56166666666667cm"/>
    </style:style>
    <style:style style:name="co4" style:family="table-column">
      <style:table-column-properties fo:break-before="auto" style:column-width="5.15055555555556cm" style:use-optimal-column-width="true"/>
    </style:style>
    <style:style style:name="co5" style:family="table-column">
      <style:table-column-properties fo:break-before="auto" style:column-width="10.4775cm"/>
    </style:style>
    <style:style style:name="co6" style:family="table-column">
      <style:table-column-properties fo:break-before="auto" style:column-width="2.66347222222222cm"/>
    </style:style>
    <style:style style:name="co7" style:family="table-column">
      <style:table-column-properties fo:break-before="auto" style:column-width="3.9863888888888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72.5pt" style:use-optimal-row-height="false" fo:break-before="auto"/>
    </style:style>
    <style:style style:name="ro2" style:family="table-row">
      <style:table-row-properties style:row-height="130.5pt" style:use-optimal-row-height="true" fo:break-before="auto"/>
    </style:style>
    <style:style style:name="ro3" style:family="table-row">
      <style:table-row-properties style:row-height="101.5pt" style:use-optimal-row-height="true" fo:break-before="auto"/>
    </style:style>
    <style:style style:name="ro4" style:family="table-row">
      <style:table-row-properties style:row-height="174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8">
            <text:p>June</text:p>
          </table:table-cell>
          <table:table-cell office:value-type="string" table:style-name="ce10">
            <text:p>End of</text:p>
            <text:p>June Goal</text:p>
          </table:table-cell>
          <table:table-cell office:value-type="string" table:style-name="ce18">
            <text:p>July</text:p>
          </table:table-cell>
          <table:table-cell office:value-type="string" table:style-name="ce10">
            <text:p>End of</text:p>
            <text:p>July Goal</text:p>
          </table:table-cell>
          <table:table-cell office:value-type="string" table:style-name="ce18">
            <text:p>August</text:p>
          </table:table-cell>
          <table:table-cell office:value-type="string" table:style-name="ce10">
            <text:p>DEADLINE</text:p>
            <text:p>AUGUST 31</text:p>
          </table:table-cell>
          <table:table-cell office:value-type="string" table:style-name="ce19">
            <text:p>September - November</text:p>
          </table:table-cell>
          <table:table-cell office:value-type="string" table:number-columns-spanned="1" table:number-rows-spanned="4" table:style-name="ce17">
            <text:p>FINAL DEADLINE</text:p>
            <text:p>NOV 31</text:p>
            <text:p>(Official date TBD)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<text:span text:style-name="T2">Analog</text:span></text:p>
            <text:p>Scrap 555 Timer, introduce unwanted frequencies</text:p>
            <text:p>Make signal generator with Arduino</text:p>
            <text:p>Resistor net with variable resistor to control signal amplitude (voltage) to provide signal to ADS (Mid-June)</text:p>
            <text:p>Try passive, active electrodes (aim for active filtering)</text:p>
          </table:table-cell>
          <table:table-cell office:value-type="string" table:number-columns-spanned="1" table:number-rows-spanned="3" table:style-name="ce15">
            <text:p>Signal generator -&gt;<text:s/></text:p>
            <text:p>ADS -&gt; Arduino -&gt; RPI (single channel)</text:p>
            <text:p>Showcase videos at June 30 event</text:p>
          </table:table-cell>
          <table:table-cell office:value-type="string" table:style-name="ce8">
            <text:p>Achieve 8-channel signal acquisition through electrodes</text:p>
          </table:table-cell>
          <table:table-cell office:value-type="string" table:number-columns-spanned="1" table:number-rows-spanned="3" table:style-name="ce15">
            <text:p>8-channel ADS -&gt;<text:s/></text:p>
            <text:p>RPI -&gt; Single channel graphing<text:s/><text:span text:style-name="T2">(Met competition requirements at this point)</text:span></text:p>
          </table:table-cell>
          <table:table-cell table:style-name="ce9"/>
          <table:table-cell office:value-type="string" table:number-columns-spanned="1" table:number-rows-spanned="3" table:style-name="ce16">
            <text:p>Final 8-channel GUI</text:p>
            <text:p>+ Mobile App +</text:p>
            <text:p>MindType Integration</text:p>
          </table:table-cell>
          <table:table-cell office:value-type="string" table:number-columns-spanned="1" table:number-rows-spanned="3" table:style-name="ce14">
            <text:p>Layout PCB, fabrication, form factor</text:p>
          </table:table-cell>
          <table:covered-table-cell/>
          <table:table-cell table:number-columns-repeated="16376"/>
        </table:table-row>
        <table:table-row table:style-name="ro3">
          <table:table-cell office:value-type="string" table:style-name="ce7">
            <text:p><text:span text:style-name="T2">Digital</text:span></text:p>
            <text:p>Chip power up</text:p>
            <text:p>Single channel communication with Arduino</text:p>
            <text:p>Use Arduino as stepping stone to test the chip to make sure it is working (test noise, convert test signals)</text:p>
            <text:p/>
          </table:table-cell>
          <table:covered-table-cell/>
          <table:table-cell office:value-type="string" table:style-name="ce7">
            <text:p>Remove arduino, connect ADS directly to RPI</text:p>
          </table:table-cell>
          <table:covered-table-cell/>
          <table:table-cell office:value-type="string" table:style-name="ce7">
            <text:p>Digital and software merge</text:p>
          </table:table-cell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style-name="ce7">
            <text:p><text:span text:style-name="T2">Software</text:span></text:p>
            <text:p>Determine ADS data packet format</text:p>
            <text:p>Queue data</text:p>
            <text:p>Data transmission, deal with packet loss</text:p>
            <text:p>Read data from a socket</text:p>
            <text:p>Reformat data for later use</text:p>
            <text:p>*Must first ensure that we can get data from ADS at 200Hz</text:p>
            <text:p>Practice and things to learn</text:p>
            <text:p/>
            <text:p>End Goal:</text:p>
            <text:p>Get any data from the chip</text:p>
          </table:table-cell>
          <table:covered-table-cell/>
          <table:table-cell office:value-type="string" table:style-name="ce7">
            <text:p>Get ADS Data and plot graph of single channel</text:p>
            <text:p>Store data in data format</text:p>
            <text:p/>
          </table:table-cell>
          <table:covered-table-cell/>
          <table:table-cell office:value-type="string" table:style-name="ce7">
            <text:p>Finalize GUI</text:p>
            <text:p>Develop mobile app</text:p>
            <text:p>Connect MindType to board</text:p>
          </table:table-cell>
          <table:covered-table-cell/>
          <table:covered-table-cell/>
          <table:covered-table-cell/>
          <table:table-cell table:number-columns-repeated="16376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Albert</meta:initial-creator>
    <dc:creator>Albert</dc:creator>
    <meta:creation-date>2017-06-09T23:06:51Z</meta:creation-date>
    <dc:date>2017-06-11T03:44:34Z</dc:date>
  </office:meta>
</office:document-meta>
</file>